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actors used in the Paper</text:p>
          </table:table-cell>
          <table:covered-table-cell table:number-columns-repeated="2" table:style-name="ce10"/>
          <table:table-cell table:style-name="ce10"/>
          <table:table-cell/>
          <table:table-cell table:style-name="ce7" office:value-type="string" calcext:value-type="string" table:number-columns-spanned="2" table:number-rows-spanned="1">
            <text:p>Rolling Linear Regression¹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LSTM – Architecture</text:p>
          </table:table-cell>
          <table:table-cell table:style-name="ce5" office:value-type="string" calcext:value-type="string">
            <text:p>Regularisation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RMSE</text:p>
          </table:table-cell>
          <table:table-cell/>
          <table:table-cell table:style-name="ce2" office:value-type="string" calcext:value-type="string" table:number-columns-spanned="2" table:number-rows-spanned="1">
            <text:p>MSE</text:p>
          </table:table-cell>
          <table:covered-table-cell table:style-name="ce5"/>
        </table:table-row>
        <table:table-row table:style-name="ro2">
          <table:table-cell table:style-name="Default" office:value-type="string" calcext:value-type="string">
            <text:p>LSTM-LSTM-Dense-Dense</text:p>
          </table:table-cell>
          <table:table-cell/>
          <table:table-cell table:style-name="Default"/>
          <table:table-cell table:number-columns-repeated="2"/>
          <table:table-cell table:style-name="ce6" office:value-type="float" office:value="1.33376628073169" calcext:value-type="float">
            <text:p>1.33376628073169</text:p>
          </table:table-cell>
          <table:table-cell table:style-name="ce6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1</text:p>
          </table:table-cell>
          <table:table-cell office:value-type="float" office:value="1.09615460574629" calcext:value-type="float">
            <text:p>1.09615460574629</text:p>
          </table:table-cell>
          <table:table-cell table:formula="of:=SQRT([.C4])" office:value-type="float" office:value="1.04697402343434" calcext:value-type="float">
            <text:p>1.04697402343434</text:p>
          </table:table-cell>
          <table:table-cell table:style-name="ce6" office:value-type="float" office:value="1.61335585336797" calcext:value-type="float">
            <text:p>1.613355853367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2</text:p>
          </table:table-cell>
          <table:table-cell office:value-type="float" office:value="1.06875419901471" calcext:value-type="float">
            <text:p>1.06875419901471</text:p>
          </table:table-cell>
          <table:table-cell table:formula="of:=SQRT([.C5])" office:value-type="float" office:value="1.03380568726174" calcext:value-type="float">
            <text:p>1.03380568726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5</text:p>
          </table:table-cell>
          <table:table-cell office:value-type="float" office:value="1.03249420495141" calcext:value-type="float">
            <text:p>1.03249420495141</text:p>
          </table:table-cell>
          <table:table-cell table:formula="of:=SQRT([.C6])" office:value-type="float" office:value="1.01611722008409" calcext:value-type="float">
            <text:p>1.01611722008409</text:p>
          </table:table-cell>
          <table:table-cell/>
          <table:table-cell table:style-name="ce14" office:value-type="string" calcext:value-type="string" table:number-columns-spanned="2" table:number-rows-spanned="4">
            <text:p>¹ We used the same factors as for deep lstm model, however we only used a lag of 1 for predictor variables.</text:p>
          </table:table-cell>
          <table:covered-table-cell/>
        </table:table-row>
        <table:table-row table:style-name="ro2">
          <table:table-cell office:value-type="string" calcext:value-type="string">
            <text:p>64-32-16-1</text:p>
          </table:table-cell>
          <table:table-cell office:value-type="string" calcext:value-type="string">
            <text:p>L2: 0.01</text:p>
          </table:table-cell>
          <table:table-cell office:value-type="float" office:value="1.00712583409456" calcext:value-type="float">
            <text:p>1.00712583409456</text:p>
          </table:table-cell>
          <table:table-cell table:formula="of:=SQRT([.C7])" office:value-type="float" office:value="1.00355659237263" calcext:value-type="float">
            <text:p>1.00355659237263</text:p>
          </table:table-cell>
          <table:table-cell/>
          <table:covered-table-cell table:number-columns-repeated="2"/>
        </table:table-row>
        <table:table-row table:style-name="ro2">
          <table:table-cell office:value-type="string" calcext:value-type="string">
            <text:p>64-32-16-1</text:p>
          </table:table-cell>
          <table:table-cell office:value-type="string" calcext:value-type="string">
            <text:p>L2: 0.02</text:p>
          </table:table-cell>
          <table:table-cell office:value-type="float" office:value="1.00459624703775" calcext:value-type="float">
            <text:p>1.00459624703775</text:p>
          </table:table-cell>
          <table:table-cell table:formula="of:=SQRT([.C8])" office:value-type="float" office:value="1.00229548888427" calcext:value-type="float">
            <text:p>1.00229548888427</text:p>
          </table:table-cell>
          <table:table-cell/>
          <table:covered-table-cell table:number-columns-repeated="2"/>
        </table:table-row>
        <table:table-row table:style-name="ro2">
          <table:table-cell office:value-type="string" calcext:value-type="string">
            <text:p>64-32-16-1</text:p>
          </table:table-cell>
          <table:table-cell office:value-type="string" calcext:value-type="string">
            <text:p>L2: 0.05</text:p>
          </table:table-cell>
          <table:table-cell office:value-type="float" office:value="0.978928941078383" calcext:value-type="float">
            <text:p>0.978928941078383</text:p>
          </table:table-cell>
          <table:table-cell table:formula="of:=SQRT([.C9])" office:value-type="float" office:value="0.989408379324929" calcext:value-type="float">
            <text:p>0.989408379324929</text:p>
          </table:table-cell>
          <table:table-cell table:style-name="ce6" office:value-type="float" office:value="0.96849461571276" calcext:value-type="float">
            <text:p>0.96849461571276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1 + Dropout: 0.2</text:p>
          </table:table-cell>
          <table:table-cell office:value-type="float" office:value="1.41409693037265" calcext:value-type="float">
            <text:p>1.41409693037265</text:p>
          </table:table-cell>
          <table:table-cell table:formula="of:=SQRT([.C10])" office:value-type="float" office:value="1.18915807627609" calcext:value-type="float">
            <text:p>1.18915807627609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STM-Dense-Den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1</text:p>
          </table:table-cell>
          <table:table-cell office:value-type="float" office:value="0.993714470855836" calcext:value-type="float">
            <text:p>0.993714470855836</text:p>
          </table:table-cell>
          <table:table-cell table:formula="of:=SQRT([.C13])" office:value-type="float" office:value="0.996852281361605" calcext:value-type="float">
            <text:p>0.9968522813616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2</text:p>
          </table:table-cell>
          <table:table-cell office:value-type="float" office:value="0.975987971182133" calcext:value-type="float">
            <text:p>0.975987971182133</text:p>
          </table:table-cell>
          <table:table-cell table:formula="of:=SQRT([.C14])" office:value-type="float" office:value="0.987921034892027" calcext:value-type="float">
            <text:p>0.9879210348920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5</text:p>
          </table:table-cell>
          <table:table-cell office:value-type="float" office:value="0.971605035128384" calcext:value-type="float">
            <text:p>0.971605035128384</text:p>
          </table:table-cell>
          <table:table-cell table:formula="of:=SQRT([.C15])" office:value-type="float" office:value="0.985700276518366" calcext:value-type="float">
            <text:p>0.985700276518366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STM-Dense-Dens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1 + Dropout: 0.2</text:p>
          </table:table-cell>
          <table:table-cell office:value-type="float" office:value="0.990413550864753" calcext:value-type="float">
            <text:p>0.990413550864753</text:p>
          </table:table-cell>
          <table:table-cell table:formula="of:=SQRT([.C18])" office:value-type="float" office:value="0.995195232537191" calcext:value-type="float">
            <text:p>0.995195232537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2 + Dropout: 0.2</text:p>
          </table:table-cell>
          <table:table-cell office:value-type="float" office:value="0.987202035809686" calcext:value-type="float">
            <text:p>0.987202035809686</text:p>
          </table:table-cell>
          <table:table-cell table:formula="of:=SQRT([.C19])" office:value-type="float" office:value="0.993580412352058" calcext:value-type="float">
            <text:p>0.993580412352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5 + Dropout: 0.2</text:p>
          </table:table-cell>
          <table:table-cell office:value-type="string" calcext:value-type="string">
            <text:p>not worth persuing</text:p>
          </table:table-cell>
          <table:table-cell table:style-name="ce6" office:value-type="string" calcext:value-type="string">
            <text:p>not worth persu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5:51:45.956111844</meta:creation-date>
    <dc:date>2023-08-11T12:54:58.007396649</dc:date>
    <meta:editing-duration>PT12H52M19S</meta:editing-duration>
    <meta:editing-cycles>9</meta:editing-cycles>
    <meta:generator>LibreOffice/7.3.7.2$Linux_X86_64 LibreOffice_project/30$Build-2</meta:generator>
    <meta:document-statistic meta:table-count="1" meta:cell-count="66" meta:object-count="0"/>
  </office:meta>
</office:document-meta>
</file>